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101_for_rongganlin_case3.test_for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older.Holder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lder.setValue( 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lder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older.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ntity.getHo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tity.setHolder( Holder &lt; ? &gt; ho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